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opacity="70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2.097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d3d3ab" draw:shadow="hidden"/>
    </style:style>
    <style:style style:name="gr5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711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5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469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755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59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5.192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1.143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 draw:opacity="7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5pt" style:font-size-asian="15pt" style:font-size-complex="15pt"/>
    </style:style>
    <style:style style:name="P5" style:family="paragraph">
      <loext:graphic-properties draw:fill="solid" draw:fill-color="#d3d3ab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Times New Roman1" fo:font-size="15pt" style:font-name-asian="Times New Roman1" style:font-size-asian="15pt" style:font-name-complex="Times New Roman1" style:font-size-complex="15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12.099cm" svg:height="7.95cm" svg:x="0.2cm" svg:y="0.927cm" svg:viewBox="0 0 12100 7951" draw:points="0,7951 12100,7951 12100,0 0,0">
              <text:p/>
            </draw:polygon>
            <draw:polygon draw:style-name="gr2" draw:text-style-name="P2" draw:layer="layout" svg:width="12.099cm" svg:height="7.95cm" svg:x="0.2cm" svg:y="0.927cm" svg:viewBox="0 0 12100 7951" draw:points="0,7951 12100,7951 12100,0 0,0">
              <text:p/>
            </draw:polygon>
          </draw:g>
          <draw:frame draw:style-name="gr3" draw:text-style-name="P4" draw:layer="layout" svg:width="4.648cm" svg:height="2.379cm" svg:x="5.652cm" svg:y="6.948cm">
            <draw:text-box>
              <text:p text:style-name="P3"><text:span text:style-name="T1">ProtoModule</text:span><text:span text:style-name="T1"><text:line-break/></text:span><text:span text:style-name="T1">TXPart</text:span></text:p>
            </draw:text-box>
          </draw:frame>
        </draw:g>
        <draw:g>
          <draw:polygon draw:style-name="gr4" draw:text-style-name="P5" draw:layer="layout" svg:width="0.575cm" svg:height="4.825cm" svg:x="3.194cm" svg:y="2.25cm" svg:viewBox="0 0 576 4826" draw:points="143,0 143,4682 0,4682 287,4826 576,4682 432,4682 432,0">
            <text:p/>
          </draw:polygon>
          <draw:frame draw:style-name="gr5" draw:text-style-name="P2" draw:layer="layout" svg:width="4.825cm" svg:height="1.219cm" draw:transform="rotate (1.5707963267949) translate (2.872cm 7.075cm)">
            <draw:text-box>
              <text:p/>
            </draw:text-box>
          </draw:frame>
        </draw:g>
        <draw:g>
          <draw:polygon draw:style-name="gr2" draw:text-style-name="P2" draw:layer="layout" svg:width="0.575cm" svg:height="4.825cm" svg:x="3.194cm" svg:y="2.25cm" svg:viewBox="0 0 576 4826" draw:points="143,0 143,4682 0,4682 287,4826 576,4682 432,4682 432,0">
            <text:p/>
          </draw:polygon>
          <draw:frame draw:style-name="gr5" draw:text-style-name="P2" draw:layer="layout" svg:width="4.825cm" svg:height="1.219cm" draw:transform="rotate (1.5707963267949) translate (2.872cm 7.075cm)">
            <draw:text-box>
              <text:p/>
            </draw:text-box>
          </draw:frame>
        </draw:g>
        <draw:g>
          <draw:g>
            <draw:polygon draw:style-name="gr4" draw:text-style-name="P5" draw:layer="layout" svg:width="3.002cm" svg:height="1.994cm" draw:transform="rotate (1.57987203890527) translate (0.427403289348586cm 3.04697800294818cm)" svg:viewBox="0 0 3003 1995" draw:points="499,498 499,0 0,997 499,1994 499,1496 2503,1496 2503,1995 3003,998 2503,0 2503,499">
              <text:p/>
            </draw:polygon>
            <draw:polygon draw:style-name="gr2" draw:text-style-name="P2" draw:layer="layout" svg:width="3.002cm" svg:height="1.994cm" draw:transform="rotate (1.57987203890527) translate (0.427403289348586cm 3.04697800294818cm)" svg:viewBox="0 0 3003 1995" draw:points="499,498 499,0 0,997 499,1994 499,1496 2503,1496 2503,1995 3003,998 2503,0 2503,499">
              <text:p/>
            </draw:polygon>
          </draw:g>
          <draw:frame draw:style-name="gr6" draw:text-style-name="P7" draw:layer="layout" svg:width="3.002cm" svg:height="1.993cm" draw:transform="rotate (1.57987203890527) translate (0.427cm 3.047cm)">
            <draw:text-box>
              <text:p text:style-name="P6"><text:span text:style-name="T2">PCI data and control in</text:span></text:p>
            </draw:text-box>
          </draw:frame>
        </draw:g>
        <draw:g>
          <draw:g>
            <draw:polygon draw:style-name="gr4" draw:text-style-name="P5" draw:layer="layout" svg:width="3cm" svg:height="2cm" draw:transform="rotate (1.57987203890527) translate (0.822970465188747cm 11.9090123313138cm)" svg:viewBox="0 0 3001 2001" draw:points="499,501 499,0 0,1001 499,2001 499,1502 2501,1502 2501,2001 3001,1001 2501,0 2501,501">
              <text:p/>
            </draw:polygon>
            <draw:polygon draw:style-name="gr2" draw:text-style-name="P2" draw:layer="layout" svg:width="3cm" svg:height="2cm" draw:transform="rotate (1.57987203890527) translate (0.822970465188747cm 11.9090123313138cm)" svg:viewBox="0 0 3001 2001" draw:points="499,501 499,0 0,1001 499,2001 499,1502 2501,1502 2501,2001 3001,1001 2501,0 2501,501">
              <text:p/>
            </draw:polygon>
          </draw:g>
          <draw:frame draw:style-name="gr7" draw:text-style-name="P7" draw:layer="layout" svg:width="3cm" svg:height="1.8cm" draw:transform="rotate (1.57987203890527) translate (0.94cm 11.843cm)">
            <draw:text-box>
              <text:p text:style-name="P6"><text:span text:style-name="T2">SDU data and control in</text:span></text:p>
            </draw:text-box>
          </draw:frame>
        </draw:g>
        <draw:g>
          <draw:g>
            <draw:polygon draw:style-name="gr4" draw:text-style-name="P5" draw:layer="layout" svg:width="4.88cm" svg:height="1.75cm" draw:transform="skewX (-0.0102974425867665) rotate (1.57428698529889) translate (10.1800958501543cm 11.8570197528005cm)" svg:viewBox="0 0 4881 1751" draw:points="840,438 842,0 0,876 839,1750 839,1313 4039,1313 4039,1751 4881,876 4040,0 4040,437">
              <text:p/>
            </draw:polygon>
            <draw:polygon draw:style-name="gr2" draw:text-style-name="P2" draw:layer="layout" svg:width="4.88cm" svg:height="1.75cm" draw:transform="skewX (-0.0102974425867665) rotate (1.57428698529889) translate (10.1800958501543cm 11.8570197528005cm)" svg:viewBox="0 0 4881 1751" draw:points="840,438 842,0 0,876 839,1750 839,1313 4039,1313 4039,1751 4881,876 4040,0 4040,437">
              <text:p/>
            </draw:polygon>
          </draw:g>
          <draw:frame draw:style-name="gr8" draw:text-style-name="P7" draw:layer="layout" svg:width="4.879cm" svg:height="1.934cm" draw:transform="rotate (1.57428698529889) translate (10.344cm 11.833cm)">
            <draw:text-box>
              <text:p text:style-name="P6"><text:span text:style-name="T2">PDU data and</text:span><text:span text:style-name="T2"><text:line-break/></text:span><text:span text:style-name="T2"> control out</text:span><text:span text:style-name="T2"><text:line-break/></text:span><text:span text:style-name="T2"/></text:p>
            </draw:text-box>
          </draw:frame>
        </draw:g>
        <draw:g>
          <draw:g>
            <draw:polygon draw:style-name="gr4" draw:text-style-name="P5" draw:layer="layout" svg:width="3.706cm" svg:height="1.825cm" svg:x="0.204cm" svg:y="3.046cm" svg:viewBox="0 0 3707 1826" draw:points="0,1826 3707,1826 3707,0 0,0">
              <text:p/>
            </draw:polygon>
            <draw:polygon draw:style-name="gr2" draw:text-style-name="P2" draw:layer="layout" svg:width="3.706cm" svg:height="1.825cm" svg:x="0.204cm" svg:y="3.046cm" svg:viewBox="0 0 3707 1826" draw:points="0,1826 3707,1826 3707,0 0,0">
              <text:p/>
            </draw:polygon>
          </draw:g>
          <draw:frame draw:style-name="gr9" draw:text-style-name="P2" draw:layer="layout" svg:width="3.706cm" svg:height="2.037cm" svg:x="0.204cm" svg:y="2.94cm">
            <draw:text-box>
              <text:p text:style-name="P6"><text:span text:style-name="T2">PDUQueue (PCI queue, PASS_THROUGH)</text:span></text:p>
            </draw:text-box>
          </draw:frame>
        </draw:g>
        <draw:g>
          <draw:g>
            <draw:polygon draw:style-name="gr4" draw:text-style-name="P5" draw:layer="layout" svg:width="1.029cm" svg:height="2cm" svg:x="3.909cm" svg:y="2.958cm" svg:viewBox="0 0 1030 2001" draw:points="257,500 257,0 0,1001 257,2001 257,1501 773,1501 773,2001 1030,1001 773,0 773,500">
              <text:p/>
            </draw:polygon>
            <draw:polygon draw:style-name="gr2" draw:text-style-name="P2" draw:layer="layout" svg:width="1.029cm" svg:height="2cm" svg:x="3.909cm" svg:y="2.958cm" svg:viewBox="0 0 1030 2001" draw:points="257,500 257,0 0,1001 257,2001 257,1501 773,1501 773,2001 1030,1001 773,0 773,500">
              <text:p/>
            </draw:polygon>
          </draw:g>
          <draw:frame draw:style-name="gr10" draw:text-style-name="P7" draw:layer="layout" svg:width="1.029cm" svg:height="2cm" svg:x="3.909cm" svg:y="2.958cm">
            <draw:text-box>
              <text:p text:style-name="P6"><text:span text:style-name="T2">Out</text:span></text:p>
            </draw:text-box>
          </draw:frame>
        </draw:g>
        <draw:g>
          <draw:g>
            <draw:polygon draw:style-name="gr4" draw:text-style-name="P5" draw:layer="layout" svg:width="3.706cm" svg:height="1.825cm" svg:x="0.204cm" svg:y="7.046cm" svg:viewBox="0 0 3707 1826" draw:points="0,1826 3707,1826 3707,0 0,0">
              <text:p/>
            </draw:polygon>
            <draw:polygon draw:style-name="gr2" draw:text-style-name="P2" draw:layer="layout" svg:width="3.706cm" svg:height="1.825cm" svg:x="0.204cm" svg:y="7.046cm" svg:viewBox="0 0 3707 1826" draw:points="0,1826 3707,1826 3707,0 0,0">
              <text:p/>
            </draw:polygon>
          </draw:g>
          <draw:frame draw:style-name="gr9" draw:text-style-name="P2" draw:layer="layout" svg:width="3.706cm" svg:height="2.037cm" svg:x="0.204cm" svg:y="6.94cm">
            <draw:text-box>
              <text:p text:style-name="P6"><text:span text:style-name="T2">PDUQueue (SDU queue, PASS_THROUGH)</text:span></text:p>
            </draw:text-box>
          </draw:frame>
        </draw:g>
        <draw:g>
          <draw:g>
            <draw:polygon draw:style-name="gr4" draw:text-style-name="P5" draw:layer="layout" svg:width="1.029cm" svg:height="2cm" svg:x="3.909cm" svg:y="6.758cm" svg:viewBox="0 0 1030 2001" draw:points="257,500 257,0 0,1001 257,2001 257,1501 773,1501 773,2001 1030,1001 773,0 773,500">
              <text:p/>
            </draw:polygon>
            <draw:polygon draw:style-name="gr2" draw:text-style-name="P2" draw:layer="layout" svg:width="1.029cm" svg:height="2cm" svg:x="3.909cm" svg:y="6.758cm" svg:viewBox="0 0 1030 2001" draw:points="257,500 257,0 0,1001 257,2001 257,1501 773,1501 773,2001 1030,1001 773,0 773,500">
              <text:p/>
            </draw:polygon>
          </draw:g>
          <draw:frame draw:style-name="gr10" draw:text-style-name="P7" draw:layer="layout" svg:width="1.029cm" svg:height="2cm" svg:x="3.909cm" svg:y="6.758cm">
            <draw:text-box>
              <text:p text:style-name="P6"><text:span text:style-name="T2">Out</text:span></text:p>
            </draw:text-box>
          </draw:frame>
        </draw:g>
        <draw:g>
          <draw:g>
            <draw:polygon draw:style-name="gr4" draw:text-style-name="P5" draw:layer="layout" svg:width="4.835cm" svg:height="1.88cm" svg:x="7.464cm" svg:y="5.046cm" svg:viewBox="0 0 4836 1881" draw:points="0,1881 4836,1881 4836,0 0,0">
              <text:p/>
            </draw:polygon>
            <draw:polygon draw:style-name="gr2" draw:text-style-name="P2" draw:layer="layout" svg:width="4.835cm" svg:height="1.88cm" svg:x="7.464cm" svg:y="5.046cm" svg:viewBox="0 0 4836 1881" draw:points="0,1881 4836,1881 4836,0 0,0">
              <text:p/>
            </draw:polygon>
          </draw:g>
          <draw:frame draw:style-name="gr11" draw:text-style-name="P7" draw:layer="layout" svg:width="4.835cm" svg:height="1.88cm" svg:x="7.464cm" svg:y="5.046cm">
            <draw:text-box>
              <text:p text:style-name="P6"><text:span text:style-name="T2">PDUQueue (PDU queue)</text:span></text:p>
            </draw:text-box>
          </draw:frame>
        </draw:g>
        <draw:g>
          <draw:g>
            <draw:polygon draw:style-name="gr4" draw:text-style-name="P5" draw:layer="layout" svg:width="0.925cm" svg:height="2cm" svg:x="6.539cm" svg:y="4.958cm" svg:viewBox="0 0 926 2001" draw:points="231,500 231,0 0,1001 231,2001 231,1501 695,1501 695,2001 926,1001 695,0 695,500">
              <text:p/>
            </draw:polygon>
            <draw:polygon draw:style-name="gr2" draw:text-style-name="P2" draw:layer="layout" svg:width="0.925cm" svg:height="2cm" svg:x="6.539cm" svg:y="4.958cm" svg:viewBox="0 0 926 2001" draw:points="231,500 231,0 0,1001 231,2001 231,1501 695,1501 695,2001 926,1001 695,0 695,500">
              <text:p/>
            </draw:polygon>
          </draw:g>
          <draw:frame draw:style-name="gr10" draw:text-style-name="P7" draw:layer="layout" svg:width="0.925cm" svg:height="2cm" svg:x="6.539cm" svg:y="4.958cm">
            <draw:text-box>
              <text:p text:style-name="P6"><text:span text:style-name="T2">In</text:span></text:p>
            </draw:text-box>
          </draw:frame>
        </draw:g>
        <draw:g>
          <draw:g>
            <draw:polygon draw:style-name="gr4" draw:text-style-name="P5" draw:layer="layout" svg:width="1.599cm" svg:height="5.474cm" svg:x="4.939cm" svg:y="3.225cm" svg:viewBox="0 0 1600 5475" draw:points="0,0 0,5475 1600,3733 1600,1741">
              <text:p/>
            </draw:polygon>
            <draw:polygon draw:style-name="gr2" draw:text-style-name="P2" draw:layer="layout" svg:width="1.599cm" svg:height="5.474cm" svg:x="4.939cm" svg:y="3.225cm" svg:viewBox="0 0 1600 5475" draw:points="0,0 0,5475 1600,3733 1600,1741">
              <text:p/>
            </draw:polygon>
          </draw:g>
          <draw:frame draw:style-name="gr12" draw:text-style-name="P7" draw:layer="layout" svg:width="1.599cm" svg:height="5.474cm" svg:x="4.939cm" svg:y="3.225cm">
            <draw:text-box>
              <text:p text:style-name="P6"><text:span text:style-name="T2">MUX</text:span></text:p>
            </draw:text-box>
          </draw:frame>
        </draw:g>
        <draw:g>
          <draw:g>
            <draw:polygon draw:style-name="gr4" draw:text-style-name="P5" draw:layer="layout" svg:width="5.75cm" svg:height="1.425cm" svg:x="5.239cm" svg:y="1.55cm" svg:viewBox="0 0 5751 1426" draw:points="0,1426 5751,1426 5751,0 0,0">
              <text:p/>
            </draw:polygon>
            <draw:polygon draw:style-name="gr2" draw:text-style-name="P2" draw:layer="layout" svg:width="5.75cm" svg:height="1.425cm" svg:x="5.239cm" svg:y="1.55cm" svg:viewBox="0 0 5751 1426" draw:points="0,1426 5751,1426 5751,0 0,0">
              <text:p/>
            </draw:polygon>
          </draw:g>
          <draw:frame draw:style-name="gr13" draw:text-style-name="P2" draw:layer="layout" svg:width="5.75cm" svg:height="1.425cm" svg:x="5.239cm" svg:y="1.55cm">
            <draw:text-box>
              <text:p text:style-name="P6"><text:span text:style-name="T2">Reassembly, in and output control</text:span></text:p>
            </draw:text-box>
          </draw:frame>
        </draw:g>
        <draw:g>
          <draw:polygon draw:style-name="gr4" draw:text-style-name="P5" draw:layer="layout" svg:width="0.8cm" svg:height="1.624cm" svg:x="5.789cm" svg:y="2.975cm" svg:viewBox="0 0 801 1625" draw:points="199,0 199,1434 0,1434 400,1625 801,1434 600,1434 600,0">
            <text:p/>
          </draw:polygon>
          <draw:frame draw:style-name="gr5" draw:text-style-name="P2" draw:layer="layout" svg:width="1.624cm" svg:height="1.219cm" draw:transform="rotate (1.5707963267949) translate (5.58cm 4.599cm)">
            <draw:text-box>
              <text:p/>
            </draw:text-box>
          </draw:frame>
        </draw:g>
        <draw:g>
          <draw:polygon draw:style-name="gr2" draw:text-style-name="P2" draw:layer="layout" svg:width="0.8cm" svg:height="1.624cm" svg:x="5.789cm" svg:y="2.975cm" svg:viewBox="0 0 801 1625" draw:points="199,0 199,1434 0,1434 400,1625 801,1434 600,1434 600,0">
            <text:p/>
          </draw:polygon>
          <draw:frame draw:style-name="gr5" draw:text-style-name="P2" draw:layer="layout" svg:width="1.624cm" svg:height="1.219cm" draw:transform="rotate (1.5707963267949) translate (5.58cm 4.599cm)">
            <draw:text-box>
              <text:p/>
            </draw:text-box>
          </draw:frame>
        </draw:g>
        <draw:frame draw:style-name="gr14" draw:text-style-name="P2" draw:layer="layout" svg:width="1.7cm" svg:height="0.8cm" draw:transform="rotate (-0.00174532925199447) translate (5.339cm 3.372cm)">
          <draw:text-box>
            <text:p text:style-name="P6"><text:span text:style-name="T2">S</text:span></text:p>
          </draw:text-box>
        </draw:frame>
        <draw:g>
          <draw:polygon draw:style-name="gr4" draw:text-style-name="P5" draw:layer="layout" svg:width="0.575cm" svg:height="1.355cm" svg:x="2.603cm" svg:y="1.689cm" svg:viewBox="0 0 576 1356" draw:points="143,0 143,1212 0,1212 287,1356 576,1212 432,1212 432,0">
            <text:p/>
          </draw:polygon>
          <draw:frame draw:style-name="gr5" draw:text-style-name="P2" draw:layer="layout" svg:width="1.355cm" svg:height="1.219cm" draw:transform="rotate (1.5707963267949) translate (2.281cm 3.044cm)">
            <draw:text-box>
              <text:p/>
            </draw:text-box>
          </draw:frame>
        </draw:g>
        <draw:g>
          <draw:polygon draw:style-name="gr2" draw:text-style-name="P2" draw:layer="layout" svg:width="0.575cm" svg:height="1.355cm" svg:x="2.603cm" svg:y="1.689cm" svg:viewBox="0 0 576 1356" draw:points="143,0 143,1212 0,1212 287,1356 576,1212 432,1212 432,0">
            <text:p/>
          </draw:polygon>
          <draw:frame draw:style-name="gr5" draw:text-style-name="P2" draw:layer="layout" svg:width="1.355cm" svg:height="1.219cm" draw:transform="rotate (1.5707963267949) translate (2.281cm 3.044cm)">
            <draw:text-box>
              <text:p/>
            </draw:text-box>
          </draw:frame>
        </draw:g>
        <draw:g>
          <draw:polygon draw:style-name="gr4" draw:text-style-name="P5" draw:layer="layout" svg:width="2.495cm" svg:height="0.57cm" svg:x="2.744cm" svg:y="1.55cm" svg:viewBox="0 0 2496 571" draw:points="0,428 2378,428 2378,571 2496,286 2378,0 2378,142 0,142">
            <text:p/>
          </draw:polygon>
          <draw:frame draw:style-name="gr5" draw:text-style-name="P2" draw:layer="layout" svg:width="2.495cm" svg:height="1.219cm" svg:x="2.744cm" svg:y="1.226cm">
            <draw:text-box>
              <text:p/>
            </draw:text-box>
          </draw:frame>
        </draw:g>
        <draw:g>
          <draw:polygon draw:style-name="gr2" draw:text-style-name="P2" draw:layer="layout" svg:width="2.489cm" svg:height="0.57cm" svg:x="2.75cm" svg:y="1.55cm" svg:viewBox="0 0 2490 571" draw:points="0,428 2372,428 2372,571 2490,286 2372,0 2372,142 0,142">
            <text:p/>
          </draw:polygon>
          <draw:frame draw:style-name="gr5" draw:text-style-name="P2" draw:layer="layout" svg:width="2.489cm" svg:height="1.219cm" svg:x="2.75cm" svg:y="1.226cm">
            <draw:text-box>
              <text:p/>
            </draw:text-box>
          </draw:frame>
        </draw:g>
        <draw:frame draw:style-name="gr15" draw:text-style-name="P7" draw:layer="layout" svg:width="2.489cm" svg:height="0.799cm" svg:x="2.75cm" svg:y="1.436cm">
          <draw:text-box>
            <text:p text:style-name="P6"><text:span text:style-name="T2">C</text:span></text:p>
          </draw:text-box>
        </draw:frame>
        <draw:g>
          <draw:polygon draw:style-name="gr4" draw:text-style-name="P5" draw:layer="layout" svg:width="1.905cm" svg:height="0.57cm" svg:x="3.334cm" svg:y="2.102cm" svg:viewBox="0 0 1906 571" draw:points="0,428 1792,428 1792,571 1906,286 1792,0 1792,142 0,142">
            <text:p/>
          </draw:polygon>
          <draw:frame draw:style-name="gr5" draw:text-style-name="P2" draw:layer="layout" svg:width="1.905cm" svg:height="1.219cm" svg:x="3.334cm" svg:y="1.778cm">
            <draw:text-box>
              <text:p/>
            </draw:text-box>
          </draw:frame>
        </draw:g>
        <draw:g>
          <draw:polygon draw:style-name="gr2" draw:text-style-name="P2" draw:layer="layout" svg:width="1.899cm" svg:height="0.57cm" svg:x="3.34cm" svg:y="2.102cm" svg:viewBox="0 0 1900 571" draw:points="0,428 1787,428 1787,571 1900,286 1787,0 1787,142 0,142">
            <text:p/>
          </draw:polygon>
          <draw:frame draw:style-name="gr5" draw:text-style-name="P2" draw:layer="layout" svg:width="1.899cm" svg:height="1.219cm" svg:x="3.34cm" svg:y="1.778cm">
            <draw:text-box>
              <text:p/>
            </draw:text-box>
          </draw:frame>
        </draw:g>
        <draw:frame draw:style-name="gr15" draw:text-style-name="P7" draw:layer="layout" svg:width="1.893cm" svg:height="0.799cm" svg:x="3.346cm" svg:y="1.988cm">
          <draw:text-box>
            <text:p text:style-name="P6"><text:span text:style-name="T2">C</text:span></text:p>
          </draw:text-box>
        </draw:frame>
        <draw:g>
          <draw:polygon draw:style-name="gr4" draw:text-style-name="P5" draw:layer="layout" svg:width="0.575cm" svg:height="2.07cm" svg:x="8.684cm" svg:y="2.975cm" svg:viewBox="0 0 576 2071" draw:points="143,0 143,1927 0,1927 287,2071 576,1927 432,1927 432,0">
            <text:p/>
          </draw:polygon>
          <draw:frame draw:style-name="gr5" draw:text-style-name="P2" draw:layer="layout" svg:width="2.07cm" svg:height="1.219cm" draw:transform="rotate (1.5707963267949) translate (8.362cm 5.045cm)">
            <draw:text-box>
              <text:p/>
            </draw:text-box>
          </draw:frame>
        </draw:g>
        <draw:g>
          <draw:polygon draw:style-name="gr2" draw:text-style-name="P2" draw:layer="layout" svg:width="0.575cm" svg:height="2.07cm" svg:x="8.684cm" svg:y="2.975cm" svg:viewBox="0 0 576 2071" draw:points="143,0 143,1927 0,1927 287,2071 576,1927 432,1927 432,0">
            <text:p/>
          </draw:polygon>
          <draw:frame draw:style-name="gr5" draw:text-style-name="P2" draw:layer="layout" svg:width="2.07cm" svg:height="1.219cm" draw:transform="rotate (1.5707963267949) translate (8.362cm 5.045cm)">
            <draw:text-box>
              <text:p/>
            </draw:text-box>
          </draw:frame>
        </draw:g>
        <draw:frame draw:style-name="gr15" draw:text-style-name="P2" draw:layer="layout" svg:width="2.07cm" svg:height="0.799cm" draw:transform="rotate (-1.5707963267949) translate (9.371cm 2.975cm)">
          <draw:text-box>
            <text:p text:style-name="P6"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4T22:26:01.802000000</dc:date>
    <meta:creation-date>2013-05-17T10:32:09Z</meta:creation-date>
    <meta:generator>LibreOffice/4.4.4.3$Windows_x86 LibreOffice_project/2c39ebcf046445232b798108aa8a7e7d89552ea8</meta:generator>
    <meta:editing-duration>P1DT5H32M51S</meta:editing-duration>
    <meta:editing-cycles>8</meta:editing-cycles>
    <meta:document-statistic meta:object-count="100"/>
  </office:meta>
</office:document-meta>
</file>